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e3bb" officeooo:paragraph-rsid="0016e3bb"/>
    </style:style>
    <style:style style:name="P2" style:family="paragraph" style:parent-style-name="Standard">
      <style:text-properties officeooo:paragraph-rsid="0016e3bb"/>
    </style:style>
    <style:style style:name="P3" style:family="paragraph" style:parent-style-name="Standard">
      <style:text-properties officeooo:rsid="0018906e" officeooo:paragraph-rsid="0018906e"/>
    </style:style>
    <style:style style:name="P4" style:family="paragraph" style:parent-style-name="Standard">
      <style:text-properties officeooo:rsid="0019f3a3" officeooo:paragraph-rsid="0019f3a3"/>
    </style:style>
    <style:style style:name="P5" style:family="paragraph" style:parent-style-name="Standard">
      <style:text-properties officeooo:rsid="001b2467" officeooo:paragraph-rsid="001b2467"/>
    </style:style>
    <style:style style:name="P6" style:family="paragraph" style:parent-style-name="Standard">
      <style:text-properties officeooo:paragraph-rsid="001b2467"/>
    </style:style>
    <style:style style:name="P7" style:family="paragraph" style:parent-style-name="Standard">
      <style:text-properties style:text-underline-style="solid" style:text-underline-width="auto" style:text-underline-color="font-color" officeooo:rsid="0019f3a3" officeooo:paragraph-rsid="0019f3a3"/>
    </style:style>
    <style:style style:name="P8" style:family="paragraph" style:parent-style-name="Standard">
      <style:text-properties officeooo:paragraph-rsid="001b87cb"/>
    </style:style>
    <style:style style:name="P9" style:family="paragraph" style:parent-style-name="Standard">
      <style:text-properties officeooo:paragraph-rsid="001c39f1"/>
    </style:style>
    <style:style style:name="P10" style:family="paragraph" style:parent-style-name="Standard">
      <style:text-properties officeooo:paragraph-rsid="001d6e17"/>
    </style:style>
    <style:style style:name="P11" style:family="paragraph" style:parent-style-name="Standard">
      <style:text-properties fo:color="#ff0000" loext:opacity="100%" fo:font-weight="bold" officeooo:rsid="0016e3bb" officeooo:paragraph-rsid="001d6e17" style:font-weight-asian="bold" style:font-weight-complex="bold"/>
    </style:style>
    <style:style style:name="P12" style:family="paragraph" style:parent-style-name="Standard">
      <style:text-properties fo:color="#ff0000" loext:opacity="100%" fo:font-weight="bold" officeooo:rsid="001e0fe4" officeooo:paragraph-rsid="001e0fe4" style:font-weight-asian="bold" style:font-weight-complex="bold"/>
    </style:style>
    <style:style style:name="P13" style:family="paragraph" style:parent-style-name="Standard">
      <style:text-properties fo:color="#ff0000" loext:opacity="100%" fo:font-weight="bold" officeooo:rsid="001e0fe4" officeooo:paragraph-rsid="00209154" style:font-weight-asian="bold" style:font-weight-complex="bold"/>
    </style:style>
    <style:style style:name="P14" style:family="paragraph" style:parent-style-name="Standard">
      <style:text-properties fo:color="#ff0000" loext:opacity="100%" fo:font-weight="bold" officeooo:rsid="002493d2" officeooo:paragraph-rsid="002493d2" style:font-weight-asian="bold" style:font-weight-complex="bold"/>
    </style:style>
    <style:style style:name="P15" style:family="paragraph" style:parent-style-name="Standard">
      <style:text-properties fo:color="#ff0000" loext:opacity="100%" fo:font-weight="bold" officeooo:rsid="002493d2" officeooo:paragraph-rsid="00270c3d" style:font-weight-asian="bold" style:font-weight-complex="bold"/>
    </style:style>
    <style:style style:name="P16" style:family="paragraph" style:parent-style-name="Standard">
      <style:text-properties fo:color="#ff0000" loext:opacity="100%" fo:font-weight="bold" officeooo:rsid="0025c389" officeooo:paragraph-rsid="00222932" style:font-weight-asian="bold" style:font-weight-complex="bold"/>
    </style:style>
    <style:style style:name="P17" style:family="paragraph" style:parent-style-name="Standard">
      <style:text-properties fo:color="#ff0000" loext:opacity="100%" fo:font-weight="bold" officeooo:rsid="00270c3d" officeooo:paragraph-rsid="00270c3d" style:font-weight-asian="bold" style:font-weight-complex="bold"/>
    </style:style>
    <style:style style:name="P18" style:family="paragraph" style:parent-style-name="Standard">
      <style:text-properties fo:color="#ff0000" loext:opacity="100%" fo:font-weight="bold" officeooo:rsid="00270c3d" officeooo:paragraph-rsid="0027cf20" style:font-weight-asian="bold" style:font-weight-complex="bold"/>
    </style:style>
    <style:style style:name="P19" style:family="paragraph" style:parent-style-name="Standard">
      <style:text-properties officeooo:rsid="001e0fe4" officeooo:paragraph-rsid="001e0fe4"/>
    </style:style>
    <style:style style:name="P20" style:family="paragraph" style:parent-style-name="Standard">
      <style:text-properties officeooo:paragraph-rsid="001e0fe4"/>
    </style:style>
    <style:style style:name="P21" style:family="paragraph" style:parent-style-name="Standard">
      <style:text-properties fo:color="#2a6099" loext:opacity="100%" fo:font-weight="normal" officeooo:rsid="001e0fe4" officeooo:paragraph-rsid="001e0fe4" style:font-weight-asian="normal" style:font-weight-complex="normal"/>
    </style:style>
    <style:style style:name="P22" style:family="paragraph" style:parent-style-name="Standard">
      <style:text-properties fo:color="#2a6099" loext:opacity="100%" fo:font-weight="normal" officeooo:rsid="001e0fe4" officeooo:paragraph-rsid="00209154" style:font-weight-asian="normal" style:font-weight-complex="normal"/>
    </style:style>
    <style:style style:name="P23" style:family="paragraph" style:parent-style-name="Standard">
      <style:text-properties officeooo:paragraph-rsid="00209154"/>
    </style:style>
    <style:style style:name="P24" style:family="paragraph" style:parent-style-name="Standard">
      <style:text-properties fo:color="#000000" loext:opacity="100%" fo:font-weight="normal" officeooo:rsid="001e0fe4" officeooo:paragraph-rsid="00209154" style:font-weight-asian="normal" style:font-weight-complex="normal"/>
    </style:style>
    <style:style style:name="P25" style:family="paragraph" style:parent-style-name="Standard">
      <style:text-properties fo:color="#000000" loext:opacity="100%" fo:font-weight="normal" officeooo:rsid="001e0fe4" officeooo:paragraph-rsid="00222932" style:font-weight-asian="normal" style:font-weight-complex="normal"/>
    </style:style>
    <style:style style:name="P26" style:family="paragraph" style:parent-style-name="Standard">
      <style:text-properties fo:color="#000000" loext:opacity="100%" fo:font-weight="normal" officeooo:rsid="001e0fe4" officeooo:paragraph-rsid="001e0fe4" style:font-weight-asian="normal" style:font-weight-complex="normal"/>
    </style:style>
    <style:style style:name="P27" style:family="paragraph" style:parent-style-name="Standard">
      <style:paragraph-properties>
        <style:tab-stops>
          <style:tab-stop style:position="12.243cm"/>
        </style:tab-stops>
      </style:paragraph-properties>
      <style:text-properties fo:color="#000000" loext:opacity="100%" fo:font-weight="normal" officeooo:rsid="001e0fe4" officeooo:paragraph-rsid="001e0fe4" style:font-weight-asian="normal" style:font-weight-complex="normal"/>
    </style:style>
    <style:style style:name="P28" style:family="paragraph" style:parent-style-name="Standard">
      <style:text-properties fo:color="#000000" loext:opacity="100%" fo:font-weight="normal" officeooo:rsid="0022a58a" officeooo:paragraph-rsid="00209154" style:font-weight-asian="normal" style:font-weight-complex="normal"/>
    </style:style>
    <style:style style:name="P29" style:family="paragraph" style:parent-style-name="Standard">
      <style:text-properties fo:color="#000000" loext:opacity="100%" fo:font-weight="normal" officeooo:rsid="0022a58a" officeooo:paragraph-rsid="0022a58a" style:font-weight-asian="normal" style:font-weight-complex="normal"/>
    </style:style>
    <style:style style:name="P30" style:family="paragraph" style:parent-style-name="Standard">
      <style:text-properties fo:color="#000000" loext:opacity="100%" fo:font-weight="normal" officeooo:rsid="002493d2" officeooo:paragraph-rsid="002493d2" style:font-weight-asian="normal" style:font-weight-complex="normal"/>
    </style:style>
    <style:style style:name="P31" style:family="paragraph" style:parent-style-name="Standard">
      <style:text-properties fo:color="#000000" loext:opacity="100%" fo:font-weight="normal" officeooo:rsid="0025c389" officeooo:paragraph-rsid="0025c389" style:font-weight-asian="normal" style:font-weight-complex="normal"/>
    </style:style>
    <style:style style:name="P32" style:family="paragraph" style:parent-style-name="Standard">
      <style:text-properties fo:color="#000000" loext:opacity="100%" fo:font-weight="normal" officeooo:rsid="0025c389" officeooo:paragraph-rsid="00222932" style:font-weight-asian="normal" style:font-weight-complex="normal"/>
    </style:style>
    <style:style style:name="P33" style:family="paragraph" style:parent-style-name="Standard">
      <style:text-properties fo:color="#000000" loext:opacity="100%" fo:font-weight="normal" officeooo:rsid="00265e1b" officeooo:paragraph-rsid="00265e1b" style:font-weight-asian="normal" style:font-weight-complex="normal"/>
    </style:style>
    <style:style style:name="P34" style:family="paragraph" style:parent-style-name="Standard">
      <style:text-properties fo:color="#000000" loext:opacity="100%" fo:font-weight="normal" officeooo:rsid="00209154" officeooo:paragraph-rsid="00209154" style:font-weight-asian="normal" style:font-weight-complex="normal"/>
    </style:style>
    <style:style style:name="P35" style:family="paragraph" style:parent-style-name="Standard">
      <style:text-properties fo:color="#000000" loext:opacity="100%" fo:font-weight="normal" officeooo:rsid="00270c3d" officeooo:paragraph-rsid="00270c3d" style:font-weight-asian="normal" style:font-weight-complex="normal"/>
    </style:style>
    <style:style style:name="P36" style:family="paragraph" style:parent-style-name="Standard">
      <style:text-properties fo:color="#000000" loext:opacity="100%" fo:font-weight="normal" officeooo:rsid="00270c3d" officeooo:paragraph-rsid="0027cf20" style:font-weight-asian="normal" style:font-weight-complex="normal"/>
    </style:style>
    <style:style style:name="P37" style:family="paragraph" style:parent-style-name="Standard">
      <style:text-properties fo:color="#000000" loext:opacity="100%" fo:font-weight="normal" officeooo:rsid="0027cf20" officeooo:paragraph-rsid="0027cf20" style:font-weight-asian="normal" style:font-weight-complex="normal"/>
    </style:style>
    <style:style style:name="P38" style:family="paragraph" style:parent-style-name="Standard">
      <style:text-properties fo:color="#000000" loext:opacity="100%" fo:font-weight="normal" officeooo:rsid="002b97c0" officeooo:paragraph-rsid="002b97c0" style:font-weight-asian="normal" style:font-weight-complex="normal"/>
    </style:style>
    <style:style style:name="P39" style:family="paragraph" style:parent-style-name="Standard">
      <style:text-properties officeooo:paragraph-rsid="00222932"/>
    </style:style>
    <style:style style:name="P40" style:family="paragraph" style:parent-style-name="Standard">
      <style:text-properties officeooo:paragraph-rsid="002493d2"/>
    </style:style>
    <style:style style:name="P41" style:family="paragraph" style:parent-style-name="Standard">
      <style:text-properties officeooo:paragraph-rsid="00265e1b"/>
    </style:style>
    <style:style style:name="P42" style:family="paragraph" style:parent-style-name="Standard">
      <style:text-properties officeooo:paragraph-rsid="0025c389"/>
    </style:style>
    <style:style style:name="P43" style:family="paragraph" style:parent-style-name="Standard">
      <style:text-properties officeooo:paragraph-rsid="0027cf20"/>
    </style:style>
    <style:style style:name="P44" style:family="paragraph" style:parent-style-name="Standard">
      <style:text-properties officeooo:paragraph-rsid="00270c3d"/>
    </style:style>
    <style:style style:name="P45" style:family="paragraph" style:parent-style-name="Standard" style:list-style-name="L1">
      <style:text-properties officeooo:rsid="0016e3bb" officeooo:paragraph-rsid="0016e3bb"/>
    </style:style>
    <style:style style:name="P46" style:family="paragraph" style:parent-style-name="Standard" style:list-style-name="L2">
      <style:text-properties officeooo:rsid="0019f3a3" officeooo:paragraph-rsid="0019f3a3"/>
    </style:style>
    <style:style style:name="P47" style:family="paragraph" style:parent-style-name="Standard" style:list-style-name="L3">
      <style:text-properties officeooo:paragraph-rsid="001b2467"/>
    </style:style>
    <style:style style:name="P48" style:family="paragraph" style:parent-style-name="Standard" style:list-style-name="L4">
      <style:text-properties officeooo:paragraph-rsid="001b2467"/>
    </style:style>
    <style:style style:name="P49" style:family="paragraph" style:parent-style-name="Standard" style:list-style-name="L5">
      <style:text-properties officeooo:paragraph-rsid="001b87cb"/>
    </style:style>
    <style:style style:name="P50" style:family="paragraph" style:parent-style-name="Standard">
      <style:text-properties officeooo:rsid="0018906e" officeooo:paragraph-rsid="002d7766"/>
    </style:style>
    <style:style style:name="P51" style:family="paragraph" style:parent-style-name="Standard">
      <style:text-properties officeooo:rsid="001b2467" officeooo:paragraph-rsid="001b2467"/>
    </style:style>
    <style:style style:name="P52" style:family="paragraph" style:parent-style-name="Standard">
      <style:text-properties officeooo:rsid="002d7766" officeooo:paragraph-rsid="002d7766"/>
    </style:style>
    <style:style style:name="P53" style:family="paragraph" style:parent-style-name="Standard">
      <style:text-properties fo:color="#ff0000" loext:opacity="100%" fo:font-weight="bold" officeooo:rsid="0016e3bb" officeooo:paragraph-rsid="002d7766" style:font-weight-asian="bold" style:font-weight-complex="bold"/>
    </style:style>
    <style:style style:name="P54" style:family="paragraph" style:parent-style-name="Standard">
      <style:text-properties fo:color="#ff0000" loext:opacity="100%" fo:font-weight="bold" officeooo:rsid="002493d2" officeooo:paragraph-rsid="002b97c0" style:font-weight-asian="bold" style:font-weight-complex="bold"/>
    </style:style>
    <style:style style:name="P55" style:family="paragraph" style:parent-style-name="Standard">
      <style:text-properties fo:color="#000000" loext:opacity="100%" fo:font-weight="normal" officeooo:rsid="0022a58a" officeooo:paragraph-rsid="0022a58a" style:font-weight-asian="normal" style:font-weight-complex="normal"/>
    </style:style>
    <style:style style:name="P56" style:family="paragraph" style:parent-style-name="Standard">
      <style:text-properties fo:color="#2a6099" loext:opacity="100%" fo:font-weight="normal" officeooo:rsid="002e6b00" officeooo:paragraph-rsid="002e6b00" style:font-weight-asian="normal" style:font-weight-complex="normal"/>
    </style:style>
    <style:style style:name="P57" style:family="paragraph" style:parent-style-name="Standard">
      <style:text-properties officeooo:paragraph-rsid="002493d2"/>
    </style:style>
    <style:style style:name="P58" style:family="paragraph" style:parent-style-name="Standard">
      <style:text-properties officeooo:paragraph-rsid="00222932"/>
    </style:style>
    <style:style style:name="P59" style:family="paragraph" style:parent-style-name="Standard">
      <style:text-properties officeooo:paragraph-rsid="002b97c0"/>
    </style:style>
    <style:style style:name="T1" style:family="text">
      <style:text-properties officeooo:rsid="0016e3bb"/>
    </style:style>
    <style:style style:name="T2" style:family="text">
      <style:text-properties fo:color="#ff0000" loext:opacity="100%"/>
    </style:style>
    <style:style style:name="T3" style:family="text">
      <style:text-properties fo:color="#ff0000" loext:opacity="100%" fo:font-weight="bold" style:font-weight-asian="bold" style:font-weight-complex="bold"/>
    </style:style>
    <style:style style:name="T4" style:family="text">
      <style:text-properties fo:color="#ff0000" loext:opacity="100%" fo:font-weight="bold" officeooo:rsid="0016e3bb" style:font-weight-asian="bold" style:font-weight-complex="bold"/>
    </style:style>
    <style:style style:name="T5" style:family="text">
      <style:text-properties fo:color="#ff0000" loext:opacity="100%" fo:font-weight="bold" officeooo:rsid="001e0fe4" style:font-weight-asian="bold" style:font-weight-complex="bold"/>
    </style:style>
    <style:style style:name="T6" style:family="text">
      <style:text-properties fo:color="#ff0000" loext:opacity="100%" fo:font-weight="bold" officeooo:rsid="00222932" style:font-weight-asian="bold" style:font-weight-complex="bold"/>
    </style:style>
    <style:style style:name="T7" style:family="text">
      <style:text-properties fo:color="#ff0000" loext:opacity="100%" fo:font-weight="bold" officeooo:rsid="0025c389" style:font-weight-asian="bold" style:font-weight-complex="bold"/>
    </style:style>
    <style:style style:name="T8" style:family="text">
      <style:text-properties fo:color="#ff0000" loext:opacity="100%" fo:font-weight="bold" officeooo:rsid="002493d2" style:font-weight-asian="bold" style:font-weight-complex="bold"/>
    </style:style>
    <style:style style:name="T9" style:family="text">
      <style:text-properties fo:color="#ff0000" loext:opacity="100%" fo:font-weight="bold" officeooo:rsid="002e6b00" style:font-weight-asian="bold" style:font-weight-complex="bold"/>
    </style:style>
    <style:style style:name="T10" style:family="text">
      <style:text-properties fo:color="#ff0000" loext:opacity="100%" officeooo:rsid="002e6b00"/>
    </style:style>
    <style:style style:name="T11" style:family="text">
      <style:text-properties officeooo:rsid="001b2467"/>
    </style:style>
    <style:style style:name="T12" style:family="text">
      <style:text-properties officeooo:rsid="001b87cb"/>
    </style:style>
    <style:style style:name="T13" style:family="text">
      <style:text-properties fo:color="#2a6099" loext:opacity="100%"/>
    </style:style>
    <style:style style:name="T14" style:family="text">
      <style:text-properties fo:color="#2a6099" loext:opacity="100%" officeooo:rsid="001b2467"/>
    </style:style>
    <style:style style:name="T15" style:family="text">
      <style:text-properties fo:color="#2a6099" loext:opacity="100%" fo:font-weight="normal" style:font-weight-asian="normal" style:font-weight-complex="normal"/>
    </style:style>
    <style:style style:name="T16" style:family="text">
      <style:text-properties fo:color="#2a6099" loext:opacity="100%" fo:font-weight="normal" officeooo:rsid="001e0fe4" style:font-weight-asian="normal" style:font-weight-complex="normal"/>
    </style:style>
    <style:style style:name="T17" style:family="text">
      <style:text-properties fo:color="#2a6099" loext:opacity="100%" fo:font-weight="normal" officeooo:rsid="00270c3d" style:font-weight-asian="normal" style:font-weight-complex="normal"/>
    </style:style>
    <style:style style:name="T18" style:family="text">
      <style:text-properties fo:color="#2a6099" loext:opacity="100%" officeooo:rsid="002e6b00"/>
    </style:style>
    <style:style style:name="T19" style:family="text">
      <style:text-properties officeooo:rsid="001c39f1"/>
    </style:style>
    <style:style style:name="T20" style:family="text">
      <style:text-properties officeooo:rsid="001d6e17"/>
    </style:style>
    <style:style style:name="T21" style:family="text">
      <style:text-properties officeooo:rsid="001dba00"/>
    </style:style>
    <style:style style:name="T22" style:family="text">
      <style:text-properties fo:color="#000000" loext:opacity="100%" fo:font-weight="bold" style:font-weight-asian="bold" style:font-weight-complex="bold"/>
    </style:style>
    <style:style style:name="T23" style:family="text">
      <style:text-properties fo:color="#000000" loext:opacity="100%" fo:font-weight="normal" style:font-weight-asian="normal" style:font-weight-complex="normal"/>
    </style:style>
    <style:style style:name="T24" style:family="text">
      <style:text-properties fo:color="#000000" loext:opacity="100%" fo:font-weight="normal" officeooo:rsid="001e0fe4" style:font-weight-asian="normal" style:font-weight-complex="normal"/>
    </style:style>
    <style:style style:name="T25" style:family="text">
      <style:text-properties fo:color="#000000" loext:opacity="100%" fo:font-weight="normal" officeooo:rsid="00209154" style:font-weight-asian="normal" style:font-weight-complex="normal"/>
    </style:style>
    <style:style style:name="T26" style:family="text">
      <style:text-properties fo:color="#000000" loext:opacity="100%" fo:font-weight="normal" officeooo:rsid="00265e1b" style:font-weight-asian="normal" style:font-weight-complex="normal"/>
    </style:style>
    <style:style style:name="T27" style:family="text">
      <style:text-properties fo:color="#000000" loext:opacity="100%" fo:font-weight="normal" officeooo:rsid="0025c389" style:font-weight-asian="normal" style:font-weight-complex="normal"/>
    </style:style>
    <style:style style:name="T28" style:family="text">
      <style:text-properties fo:color="#000000" loext:opacity="100%" fo:font-weight="normal" officeooo:rsid="0027cf20" style:font-weight-asian="normal" style:font-weight-complex="normal"/>
    </style:style>
    <style:style style:name="T29" style:family="text">
      <style:text-properties fo:color="#000000" loext:opacity="100%" fo:font-weight="normal" officeooo:rsid="00270c3d" style:font-weight-asian="normal" style:font-weight-complex="normal"/>
    </style:style>
    <style:style style:name="T30" style:family="text">
      <style:text-properties fo:color="#000000" loext:opacity="100%" fo:font-weight="normal" officeooo:rsid="002b97c0" style:font-weight-asian="normal" style:font-weight-complex="normal"/>
    </style:style>
    <style:style style:name="T31" style:family="text">
      <style:text-properties fo:color="#55308d" loext:opacity="100%"/>
    </style:style>
    <style:style style:name="T32" style:family="text">
      <style:text-properties officeooo:rsid="002493d2"/>
    </style:style>
    <style:style style:name="T33" style:family="text">
      <style:text-properties officeooo:rsid="002abef9"/>
    </style:style>
    <style:style style:name="T34" style:family="text">
      <style:text-properties officeooo:rsid="002d7766"/>
    </style:style>
    <style:style style:name="T35" style:family="text">
      <style:text-properties officeooo:rsid="002e6b00"/>
    </style:style>
    <style:style style:name="T36" style:family="text">
      <style:text-properties fo:color="#c9211e" loext:opacity="100%"/>
    </style:style>
    <style:style style:name="T37" style:family="text">
      <style:text-properties fo:color="#c9211e" loext:opacity="100%" officeooo:rsid="002e6b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Οι τύποι στη Java χωρίζονται σε δύο κατηγορίες:</text:p>
      <text:p text:style-name="Standard">• τους πρωταρχικούς τύπους (primitive types) και</text:p>
      <text:p text:style-name="Standard">• τους τύπους αναφοράς (reference types)</text:p>
      <text:p text:style-name="Standard"/>
      <text:p text:style-name="P1">Οι <text:span text:style-name="T3">πρωταρχικοι τυποι</text:span> ονομαζονται και αλλιως βασικοι και χωριζονται στους αριθμητικους τυπους και στον λογικο τελεστη boolean.Οι αριθμητικοι τυποι με την σειρα τους χωριζονται στους τυπους διαστηματος (int) και στους τυπους κινητης υποδιαστολης (double) .</text:p>
      <text:p text:style-name="P1"/>
      <text:p text:style-name="P2"><text:span text:style-name="T1">Οι </text:span><text:span text:style-name="T4">τυποι αναφορας </text:span><text:span text:style-name="T1">ανηκουν σε τρεις κατηγοριες:</text:span></text:p>
      <text:list text:style-name="L1">
        <text:list-item>
          <text:p text:style-name="P45">τυπος κλασης</text:p>
        </text:list-item>
        <text:list-item>
          <text:p text:style-name="P45">τυπος πινακα</text:p>
        </text:list-item>
        <text:list-item>
          <text:p text:style-name="P45">τυπος διασυνδεσης</text:p>
        </text:list-item>
      </text:list>
      <text:p text:style-name="P1"/>
      <text:p text:style-name="P50">Η κλαση αποτελει το βασικο μηχανισμο παραγωγης νεων τυπων δεδομενων απο το χρηστη.</text:p>
      <text:p text:style-name="P50">Ο τυπος πινακα οριζεται με τη βοηθεια ενος ειδικου μηχανισμου που οριζεται απο την γλωσσα.</text:p>
      <text:p text:style-name="P50">Ο τυπος διασυνδεσης αποτελει ενα μηχανισμο ορισμου αφηρημενων τυπων δεδομενων.</text:p>
      <text:p text:style-name="P3"/>
      <text:p text:style-name="P7">Χωρος αποθηκευσης δεδομενων στην JAVA:</text:p>
      <text:list text:style-name="L2">
        <text:list-item>
          <text:p text:style-name="P46">Στοιβα</text:p>
        </text:list-item>
        <text:list-item>
          <text:p text:style-name="P46">Σωρος</text:p>
        </text:list-item>
        <text:list-item>
          <text:p text:style-name="P46">Στατικη περιοχη μνημης</text:p>
        </text:list-item>
        <text:list-item>
          <text:p text:style-name="P46">Περιοχη σταθερων</text:p>
        </text:list-item>
        <text:list-item>
          <text:p text:style-name="P46">Καταχωρητες</text:p>
        </text:list-item>
        <text:list-item>
          <text:p text:style-name="P46">Δευτερευουσα Μνημη</text:p>
        </text:list-item>
      </text:list>
      <text:p text:style-name="P4"/>
      <text:p text:style-name="P6"><text:span text:style-name="T4">Γραμμικη Δομη Δεδομενων</text:span><text:span text:style-name="T11"> </text:span></text:p>
      <text:p text:style-name="P5">Ονομαζεται η Δ.Δ το συνολο των στοιχειων της οποιας ειναι διατεταγμενο με τετοιο τροπο ωστε να ισχυουν τα εξης: α) υπαρχει ενα στοιχειο το οποιο ονομαζεται αρχη και εχει ενα και μονον ενα επομενο στοιχειο , β) υπαρχει ενα στοιχειο το οποιο ονομαζεται τελος και εχει ενα και μονον ενα προηγουμενο στοιχειο , γ) καθε αλλο στοιχειο εχει ενα και μονον ενα προηγουμενο και ενα και μονον ενα επομενο.</text:p>
      <text:p text:style-name="P5"/>
      <text:p text:style-name="P53">Μη γραμμικη Δομη Δεδομενων</text:p>
      <text:p text:style-name="P52">Πρόκειται για μια Δ.Δ καθε στοιχειο της οποιας μπορει να εχει πολλα επομενα στοιχεια.Σε μια μη γραμμικη Δ.Δ υπαρχει μια ιεραρχικη σχεση μεταξυ των δεδομενων, καθως υπαρχουν ριζες,παιδια και κομβοι.</text:p>
      <text:p text:style-name="P52"/>
      <text:p text:style-name="P5"/>
      <text:p text:style-name="P5">Πραξεις/Λειτουργιες στις Γραμμικες Δ.Δ</text:p>
      <text:p text:style-name="P6"><text:span text:style-name="T14">ΒΑΣΙΚΕΣ</text:span><text:span text:style-name="T11">:</text:span></text:p>
      <text:list text:style-name="L3">
        <text:list-item>
          <text:p text:style-name="P47"><text:span text:style-name="T4">Προσπελαση</text:span><text:span text:style-name="T11">: Προσβαση σε ενα στοιχειο της δομης με σκοπο να εξετασθει ή να τροποποιηθει το περιεχομενο του.</text:span></text:p>
        </text:list-item>
      </text:list>
      <text:list text:style-name="L4">
        <text:list-item>
          <text:p text:style-name="P48"><text:span text:style-name="T4">Εισαγωγη</text:span><text:span text:style-name="T11">: Προσθηκη νεου στοιχειου σε μια υπαρχουσα δομη.</text:span></text:p>
        </text:list-item>
        <text:list-item>
          <text:p text:style-name="P48"><text:span text:style-name="T4">Διαγραφη</text:span><text:span text:style-name="T11">: Η αφαιρεση ενος στοιχειου απο μια υπαρχουσα δομη.</text:span></text:p>
        </text:list-item>
      </text:list>
      <text:p text:style-name="P5"><text:span text:style-name="T13">ΕΠΙΠΛΕΟΝ</text:span>:</text:p>
      <text:list text:style-name="L5">
        <text:list-item>
          <text:p text:style-name="P49"><text:span text:style-name="T4">Αναζητηση</text:span><text:span text:style-name="T12">: Πραγματοποιειται διαδοχικα προσπελαση στα στοιχεια μιας δομης, με στοχο να εντοπισθουν ενα ή περισσοτερα που εχουν μια ζητουμενη ιδιοτητα.</text:span></text:p>
        </text:list-item>
        <text:list-item>
          <text:p text:style-name="P49"><text:span text:style-name="T4">Ταξινομηση</text:span><text:span text:style-name="T12">: Τα στοιχεια μιας δομης αναδιατασσονται ωστε να τοποθετουνται σε αυξουσα ή φθινουσα σειρα.</text:span></text:p>
        </text:list-item>
      </text:list>
      <text:p text:style-name="P8"/>
      <text:p text:style-name="P8"><text:span text:style-name="T12">Το μεγεθος ενος πινακα παραμενει σταθερο κατα την διαρκεια εκτελεσης του προγραμματος (</text:span><text:span text:style-name="T14">στατικο μεγεθος</text:span><text:span text:style-name="T12">) .</text:span></text:p>
      <text:p text:style-name="P5"><text:soft-page-break/></text:p>
      <text:p text:style-name="P9"><text:span text:style-name="T4">Γραμμικες Δ.Δ</text:span><text:span text:style-name="T19">: πινακας , διανυσμα , συμβολοσειρα , στοιβα , ουρα, </text:span><text:span text:style-name="T32">λιστα</text:span><text:span text:style-name="T19"> , συνδεδεμενη λιστα.</text:span></text:p>
      <text:p text:style-name="P40"><text:span text:style-name="T4">Μη γραμμικες ΔΔ</text:span><text:span text:style-name="T32">: δεντρα,</text:span><text:span text:style-name="T35">σωρος</text:span></text:p>
      <text:p text:style-name="P40"/>
      <text:p text:style-name="P10"><text:span text:style-name="T4">Διανυσμα(Vector)</text:span><text:span text:style-name="T20"> : </text:span><text:span text:style-name="T21">δεν ειναι στατικος ως προς το μεγεθος οπως ο πινακας,μπορει να μεταβαλει το μηκος του κατα την διαρκεια εκτελεσης τους προγραμματος.</text:span></text:p>
      <text:p text:style-name="P11"/>
      <text:p text:style-name="P19"><text:span text:style-name="T3">Στοιβα (Stack)</text:span><text:span text:style-name="T22">:</text:span><text:span text:style-name="T23"> ειναι μια λιστα στην οποια νεα στοιχεια μπορουν να προστεθουν και να αφαιρεθουν μονο απο τη μια ακρης της (κορυφη στοιβας) . Ειναι τυπου LIFO (Last In First Out).</text:span></text:p>
      <text:p text:style-name="P26"/>
      <text:p text:style-name="P26">public interface Stack {</text:p>
      <text:p text:style-name="P19"><text:span text:style-name="T23">public int size( ); <text:s text:c="23"/></text:span><text:span text:style-name="T15">// επιστρέφει το μέγεθος της στοίβας</text:span></text:p>
      <text:p text:style-name="P20"><text:span text:style-name="T24">public boolean isEmpty( ); <text:s text:c="6"/></text:span><text:span text:style-name="T16">// αληθεύει εάν η στοίβα είναι κενή</text:span></text:p>
      <text:p text:style-name="P26">public Object top( ) throws StackEmptyException;</text:p>
      <text:p text:style-name="P21">// επιστρέφει το στοιχείο που βρίσκεται στην κορυφή της στοίβας</text:p>
      <text:p text:style-name="P26">public void push(Object item) throws StackFullException;</text:p>
      <text:p text:style-name="P21">// εισάγει ένα νέο στοιχείο στην κορυφή της στοίβας</text:p>
      <text:p text:style-name="P26">public Object pop( ) throws StackEmptyException;</text:p>
      <text:p text:style-name="P21">// εξάγει και επιστρέφει το στοιχείο που βρίσκεται στην κορυφή της στοίβας</text:p>
      <text:p text:style-name="P26">}</text:p>
      <text:p text:style-name="P26"/>
      <text:p text:style-name="P12">Εισαγωγή στοιχείου στη Στοίβα→ Κατάσταση εξαίρεσης (υπερχείλιση στοίβας)</text:p>
      <text:p text:style-name="P26">public void push(Object item) throws StackFullException</text:p>
      <text:p text:style-name="P26">{</text:p>
      <text:p text:style-name="P26">if (size( )== capacity-1)</text:p>
      <text:p text:style-name="P26">throw new StackFullException("Stack overflow");</text:p>
      <text:p text:style-name="P26">S[++top] = item;</text:p>
      <text:p text:style-name="P26">}</text:p>
      <text:p text:style-name="P26"/>
      <text:p text:style-name="P12">Εξαγωγή στοιχείου από Στοίβα→ κατάσταση εξαίρεσης (άδεια στοίβα)</text:p>
      <text:p text:style-name="P26">public Object pop( ) throws StackEmptyException {</text:p>
      <text:p text:style-name="P26"><text:s text:c="2"/>Object element;</text:p>
      <text:p text:style-name="P26"><text:s text:c="2"/>if (isEmpty())</text:p>
      <text:p text:style-name="P26"><text:tab/>throw new StackEmptyException("Stack is empty");</text:p>
      <text:p text:style-name="P26"><text:s text:c="2"/>element = S[top];</text:p>
      <text:p text:style-name="P27"><text:s text:c="2"/>S[top--] = null; </text:p>
      <text:p text:style-name="P26"><text:s text:c="2"/>return element;</text:p>
      <text:p text:style-name="P26">}</text:p>
      <text:p text:style-name="P26"/>
      <text:p text:style-name="P23"><text:span text:style-name="T5">Ουρα (queue) </text:span><text:span text:style-name="T6">:</text:span><text:span text:style-name="T25"> ειναι μια λιστα στην οποια μπορουν να προστεθουν στοιχεια μονο στη μια ακρη (πισω) και να αφαιρεθουν απο την αλλη (μπροστα). Ειναι τυπου FIFO (First In First Out ).</text:span></text:p>
      <text:p text:style-name="P34"/>
      <text:p text:style-name="P34">public interface Queue {</text:p>
      <text:p text:style-name="P23"><text:span text:style-name="T25">public int size( ); <text:s text:c="22"/></text:span><text:span text:style-name="T16">// επιστρέφει το μέγεθος (αριθμός στοιχείων) της ουράς</text:span></text:p>
      <text:p text:style-name="P23"><text:span text:style-name="T25">public boolean isEmpty( ); <text:s text:c="6"/></text:span><text:span text:style-name="T16">// αληθεύει εάν η ουρά είναι κενή</text:span></text:p>
      <text:p text:style-name="P34">public Object front( ) throws QueueEmptyException;</text:p>
      <text:p text:style-name="P22">// επιστρέφει το στοιχείο που βρίσκεται στo εμπρός μέρος της ουράς</text:p>
      <text:p text:style-name="P34">public void enqueue(Object item) throws QueueFullException;</text:p>
      <text:p text:style-name="P22">// εισάγει ένα νέο στοιχείο στο πίσω μέρος της ουράς</text:p>
      <text:p text:style-name="P34">public Object dequeue( ) throws QueueEmptyException;</text:p>
      <text:p text:style-name="P22">// εξάγει και επιστρέφει το στοιχείο που βρίσκεται</text:p>
      <text:p text:style-name="P22">// στo εμπρός μέρος της ουράς</text:p>
      <text:p text:style-name="P22"><text:soft-page-break/></text:p>
      <text:p text:style-name="P13">Εισαγωγή στοιχείου στην Ουρά → κατάσταση εξαίρεσης (υπερχείλιση ουράς)</text:p>
      <text:p text:style-name="P24">public void enqueue(Object item) throws QueueFullException <text:s/>{</text:p>
      <text:p text:style-name="P24"><text:tab/>if (last == capacity) /* Εικονική Υπερχείλιση?? */</text:p>
      <text:p text:style-name="P24"><text:tab/><text:tab/>throw new QueueFullException("Queue overflow");</text:p>
      <text:p text:style-name="P24"><text:tab/>Q[last++] = item;</text:p>
      <text:p text:style-name="P24">}</text:p>
      <text:p text:style-name="P13">Εξαγωγή στοιχείου από Ουρά→ κατάσταση εξαίρεσης (άδεια ουρά).</text:p>
      <text:p text:style-name="P24">public Object dequeue( ) throws QueueEmptyException {</text:p>
      <text:p text:style-name="P24"><text:s text:c="2"/>Object item;</text:p>
      <text:p text:style-name="P24"><text:s text:c="2"/>if (isEmpty( ))</text:p>
      <text:p text:style-name="P24"><text:tab/>throw new QueueEmptyException("Queue is empty");</text:p>
      <text:p text:style-name="P24"><text:s text:c="2"/>item = Q[first];</text:p>
      <text:p text:style-name="P24"><text:s text:c="2"/>Q[first++] = null; //!!! για τον garbage collector</text:p>
      <text:p text:style-name="P24"><text:s text:c="2"/>return item;</text:p>
      <text:p text:style-name="P24">}</text:p>
      <text:p text:style-name="P28"/>
      <text:p text:style-name="P29">Μια δομη δεδομενων η οποια μπορει να δημιουργηθει και να μετατρεπεται στη διαρκεια της εκτελεσης του προγραμματος αυξομειωνοντας το μεγεθος της ή το χωρο που καταλαμβανει στη μνημη ονομαζεται <text:span text:style-name="T3">Δυναμικη Δομη Δεδομενων</text:span><text:span text:style-name="T13"> </text:span><text:span text:style-name="T18">(ουρα,στιβα,συνδεδεμενη λιστα,δεντρα).</text:span></text:p>
      <text:p text:style-name="P56"/>
      <text:p text:style-name="P29"><text:span text:style-name="T3">Λιστα ( list)</text:span> ειναι ενα διατεταγμενο συνολο απο 0 ή περισσοτερα στοιχεια τα οποια κατα κανονα ειναι ολα του ιδιου τυπου. Διαφερει απο τον πινακα γιατι το μεγεθος της ειναι μεταβλητο.Ο αριθμός των στοιχείων της λίστας ονομάζεται μήκος (length) της λίστας.</text:p>
      <text:p text:style-name="P29"/>
      <text:p text:style-name="P14">Αναδρομικος ορισμος ΔΕΝΤΡΟ:</text:p>
      <text:p text:style-name="P30">Δέντρο είναι ένα σύνολο T από κόμβους , τέτοιο ώστε είτε:</text:p>
      <text:p text:style-name="P30">(α) Tο T είναι κενό ή</text:p>
      <text:p text:style-name="P30">(β) Tο T περιλαμβάνει ένα ξεχωριστό κόμβο, R, που ονομάζεται ρίζα του T</text:p>
      <text:p text:style-name="P30">και οι υπόλοιποι κόμβοι T - {R} χωρίζονται σε μηδέν ή περισσότερα σύνολα</text:p>
      <text:p text:style-name="P30">κόμβων, T1, T2, . . ., Tn, που είναι ξένα μεταξύ τους και τα οποία είναι με τη</text:p>
      <text:p text:style-name="P30">σειρά τους δέντρα. Tα T1, T2, . . ., Tn, ονομάζονται υποδέντρα του T.</text:p>
      <text:p text:style-name="P30"/>
      <text:p text:style-name="P42"><text:span text:style-name="T8">Δεντρο</text:span><text:span text:style-name="T26"> </text:span><text:span text:style-name="T27">ειναι μια συλλογη απο στοιχεια, που ονομαζονται κομβοι.Οι κομβοι του δεντρου συνδεονται μεταξυ τους με την βοηθεια ακμων με βαση τους εξης κανονες: α) υπαρχει ενας και μονον ενας κομβος στον οποιο δεν καταληγει καμια ακμη (ριζα) , β) σε ολους τους υπολοιπους κομβους καταληγει υποχρεωτικα μια και μονο μια ακμη.</text:span></text:p>
      <text:p text:style-name="P31"/>
      <text:p text:style-name="P41"><text:span text:style-name="T26">Καθε κομβος (εκτος της ριζας) εχει ακριβως εναν κομβο απο πανω του, ο οποιος ονομαζεται </text:span><text:span text:style-name="T7">πατερας</text:span><text:span text:style-name="T26">. Οι κομβοι που βρισκονται ακριβως κατω απο εναν κομβο, ονομαζονται </text:span><text:span text:style-name="T7">παιδια </text:span><text:span text:style-name="T26">του.</text:span></text:p>
      <text:p text:style-name="P33"/>
      <text:p text:style-name="P41"><text:span text:style-name="T26">Ενας κομβος που δεν εχει κανενα μη-κενο υποδεντρο(κομβο χωρις παιδια) ονομαζεται </text:span><text:span text:style-name="T7">τερματικος κομβος ή φυλλο του δεντρου</text:span><text:span text:style-name="T26">. Ολοι οι υπολοιποι κομβοι ονομαζονται </text:span><text:span text:style-name="T7">μη</text:span><text:span text:style-name="T26"> </text:span><text:span text:style-name="T7">τερματικοι</text:span><text:span text:style-name="T26">. Οι τερματικοι αναφερονται και σαν </text:span><text:span text:style-name="T7">εξωτερικοι</text:span><text:span text:style-name="T26"> ενω οι μη τερματικοι σαν </text:span><text:span text:style-name="T7">εσωτερικοι.</text:span></text:p>
      <text:p text:style-name="P41">Mία ακολουθία κόμβων, ενός δέντρου, οι οποίοι συνδέονται διαδοχικά μεταξύ τους</text:p>
      <text:p text:style-name="P41">με τη βοήθεια ακμών, ονομάζεται μονοπάτι (path).</text:p>
      <text:p text:style-name="P41">Oι κόμβοι ενός δέντρου χωρίζονται σε <text:span text:style-name="T8">επίπεδα </text:span><text:span text:style-name="T26">(levels)</text:span>. Eνας κόμβος βρίσκεται</text:p>
      <text:p text:style-name="P41">στο επίπεδο N, εάν N είναι ο αριθμός των ακμών του μονοπατιού, που συνδέει τη</text:p>
      <text:p text:style-name="P41">ρίζα με τον κόμβο αυτό.</text:p>
      <text:p text:style-name="P39"><text:span text:style-name="T24">Oρίζουμε σαν </text:span><text:span text:style-name="T8">ύψος</text:span><text:span text:style-name="T24"> (heigth) ή </text:span><text:span text:style-name="T8">βάθος </text:span><text:span text:style-name="T24">(depth) ενός κόμβου τον αριθμό του</text:span></text:p>
      <text:p text:style-name="P39"><text:span text:style-name="T24">επιπέδου στο οποίο βρίσκεται ο κόμβος αυτός. Tο </text:span><text:span text:style-name="T8">ύψος </text:span><text:span text:style-name="T24">(ή βάθος) ενός δέντρου</text:span></text:p>
      <text:p text:style-name="P25">ταυτίζεται με το μέγιστο ύψος (ή βάθος) των κόμβων του δέντρου.</text:p>
      <text:p text:style-name="P39"><text:soft-page-break/><text:span text:style-name="T27">Oνομάζουμε </text:span><text:span text:style-name="T8">βαθμό</text:span><text:span text:style-name="T27"> (degree) ενός κόμβου τον αριθμό των υποδέντρων του.</text:span></text:p>
      <text:p text:style-name="P39"><text:span text:style-name="T27">Oνομάζουμε </text:span><text:span text:style-name="T8">δάσος </text:span><text:span text:style-name="T27">(forest) ένα σύνολο από N &gt;= 0 δέντρα που είναι ξένα μεταξύ</text:span></text:p>
      <text:p text:style-name="P32">τους.</text:p>
      <text:p text:style-name="P32"/>
      <text:p text:style-name="P39"><text:span text:style-name="T8">Δυαδικό δέντρο </text:span><text:span text:style-name="T27">(binary tree) είναι ένα δέντρο του οποίου κάθε κόμβος έχει το πολύ</text:span></text:p>
      <text:p text:style-name="P32">δύο υποδέντρα. Tα υποδέντρα του δυαδικού δέντρου ονομάζονται αριστερό και δεξιό</text:p>
      <text:p text:style-name="P32">υποδέντρο αντίστοιχα.</text:p>
      <text:p text:style-name="P15">Βασικες Μεθοδοι διελευσης Δυαδικου Δεντρου:</text:p>
      <text:p text:style-name="P17"><text:span text:style-name="T23">1ος τροπος: </text:span><text:span text:style-name="T15">Ενθεματικη Διελευση</text:span></text:p>
      <text:p text:style-name="P35">Βημα 1:Αριστερο υποδεντρο</text:p>
      <text:p text:style-name="P35">Βημα 2:Ριζα</text:p>
      <text:p text:style-name="P35">Βημα 3:Δεξιο υποδεντρο</text:p>
      <text:p text:style-name="P35"/>
      <text:p text:style-name="P44"><text:span text:style-name="T29">2ος τροπος: </text:span><text:span text:style-name="T17">Προθεματικη διελευση</text:span></text:p>
      <text:p text:style-name="P36">Βημα 1:Ριζα</text:p>
      <text:p text:style-name="P36">Βημα 2:Αριστερο υποδεντρο</text:p>
      <text:p text:style-name="P36">Βημα 3:Δεξιο υποδεντρο</text:p>
      <text:p text:style-name="P35"/>
      <text:p text:style-name="P43"><text:span text:style-name="T28">3</text:span><text:span text:style-name="T29">ος τροπος: </text:span><text:span text:style-name="T17">Επιθεματικη διελευση</text:span></text:p>
      <text:p text:style-name="P18"><text:span text:style-name="T23">Βημα </text:span><text:span text:style-name="T28">1</text:span><text:span text:style-name="T23">:Αριστερο υποδεντρο</text:span></text:p>
      <text:p text:style-name="P18"><text:span text:style-name="T23">Βημα </text:span><text:span text:style-name="T28">2</text:span><text:span text:style-name="T23">:Δεξιο υποδεντρο</text:span></text:p>
      <text:p text:style-name="P37">Βημα 3:Ριζα</text:p>
      <text:p text:style-name="P16"/>
      <text:p text:style-name="P39"><text:span text:style-name="T27">Ένα δυαδικό δέντρο βάθους N ονομάζεται </text:span><text:span text:style-name="T8">πλήρες</text:span><text:span text:style-name="T27"> (complete) όταν έχει όλους τους</text:span></text:p>
      <text:p text:style-name="P32">κόμβους του επιπέδου N συμπληρωμένους.</text:p>
      <text:p text:style-name="P32"/>
      <text:p text:style-name="P39"><text:span text:style-name="T27">Ένα δυαδικό δέντρο βάθους N ονομάζεται </text:span><text:span text:style-name="T8">σχεδόν πλήρες </text:span><text:span text:style-name="T27">(almost complete) όταν</text:span></text:p>
      <text:p text:style-name="P32">έχει όλους τους κόμβους του επιπέδου N-1 συμπληρωμένους και οι κόμβοι που</text:p>
      <text:p text:style-name="P32">υπάρχουν στο N-οστό επίπεδο είναι τοποθετημένοι όσο το δυνατόν πιο αριστερά.</text:p>
      <text:p text:style-name="P32"/>
      <text:p text:style-name="P39"><text:span text:style-name="T27">Ένα δυαδικό δέντρο ονομάζεται </text:span><text:span text:style-name="T8">σωρός</text:span><text:span text:style-name="T27"> (heap) όταν ισχύουν:</text:span></text:p>
      <text:p text:style-name="P32">(α)το δυαδικό δέντρο είναι σχεδόν πλήρες και</text:p>
      <text:p text:style-name="P32">(β)οι τιμές των κόμβων είναι τοποθετημένες με τέτοιο τρόπο ώστε ο κάθε κόμβος</text:p>
      <text:p text:style-name="P32">πατέρας να έχει μεγαλύτερη τιμή από τα παιδιά του.</text:p>
      <text:p text:style-name="P32"/>
      <text:p text:style-name="P39"><text:span text:style-name="T27">Ένα </text:span><text:span text:style-name="T8">αρχείο </text:span><text:span text:style-name="T27">(file) είναι μία σύνθετη δομή δεδομένων που αποτελείται από μία</text:span></text:p>
      <text:p text:style-name="P32">σειρά στοιχείων (elements), τα οποία είναι (συνήθως) του ίδιου τύπου.</text:p>
      <text:p text:style-name="P32"/>
      <text:p text:style-name="P39"><text:span text:style-name="T27">Τα στοιχεία ενός αρχείου ονομάζονται και </text:span><text:span text:style-name="T8">λογικές εγγραφές ή απλά εγγραφές</text:span></text:p>
      <text:p text:style-name="P32">(structures).</text:p>
      <text:p text:style-name="P32"/>
      <text:p text:style-name="P54">Αναλογα με τον τροπο αποθηκευσης: </text:p>
      <text:p text:style-name="P59"><text:span text:style-name="T8">α) αρχεια κειμενου , β) δυαδικα αρχεια</text:span></text:p>
      <text:p text:style-name="P38"/>
      <text:p text:style-name="P32">Οι πιο βασικοί τύποι αρχείων που μπορούν να οριστούν είναι τα</text:p>
      <text:p text:style-name="P39"><text:span text:style-name="T8">σειριακά ή ακολουθιακά αρχεία </text:span><text:span text:style-name="T27">(sequential flies) και τα </text:span><text:span text:style-name="T8">αρχεία κατ' ευθείαν</text:span></text:p>
      <text:p text:style-name="P39"><text:span text:style-name="T8">πρόσβασης</text:span><text:span text:style-name="T27"> (direct access).</text:span></text:p>
      <text:p text:style-name="P32"/>
      <text:p text:style-name="P39"><text:span text:style-name="T8">Ρεύμα</text:span><text:span text:style-name="T27"> (Stream) είναι ένα αντικείμενο το οποίο αναπαριστά μία σειριακή ροή</text:span></text:p>
      <text:p text:style-name="P32">δεδομένων από μία πηγή προς έναν προορισμό.</text:p>
      <text:p text:style-name="P32"/>
      <text:p text:style-name="P54">Υπαρχουν δυο ειδη ρευματων:</text:p>
      <text:p text:style-name="P59"><text:soft-page-break/><text:span text:style-name="T30">α)</text:span><text:span text:style-name="T8">InOutStream</text:span><text:span text:style-name="T30">: χρησιμοποιεται για την αναγνωση δεδομενων απο μια πηγη</text:span></text:p>
      <text:p text:style-name="P59"><text:span text:style-name="T30">β)</text:span><text:span text:style-name="T8">OutPutStream</text:span><text:span text:style-name="T30">: χρησιμοποιειται για την εγγραφη δεδομενων σε καποιο προορισμο.</text:span></text:p>
      <text:p text:style-name="P32"/>
      <text:p text:style-name="P39"><text:span text:style-name="T27">Ένα </text:span><text:span text:style-name="T8">ρεύμα φίλτρο</text:span><text:span text:style-name="T27"> φιλτράρει δεδομένα όπως αυτά διαβάζονται ή γράφονται</text:span></text:p>
      <text:p text:style-name="P32">στο ρεύμα.</text:p>
      <text:p text:style-name="P32"/>
      <text:p text:style-name="P39"><text:span text:style-name="T27">Ενα </text:span><text:span text:style-name="T8">ακολουθιακό αρχείο</text:span><text:span text:style-name="T27"> μοιάζει, ως προς τη δομή του, με έναν πίνακα,</text:span></text:p>
      <text:p text:style-name="P32">αποτελείται δηλαδή από στοιχεία που είναι όλα του ίδιου τύπου, διαφέρει όμως</text:p>
      <text:p text:style-name="P32">από τον πίνακα σε δύο βασικά σημεία:</text:p>
      <text:p text:style-name="P32">(α) το μέγεθος του , <text:span text:style-name="T33">β) </text:span>τον τρόπο πρόσβασης</text:p>
      <text:p text:style-name="P32"/>
      <text:p text:style-name="P39"><text:span text:style-name="T27">Tα </text:span><text:span text:style-name="T8">ακολουθιακά αρχεία</text:span><text:span text:style-name="T27"> κατά τη διάρκεια της επεξεργασίας τους ανοίγουν κατ’</text:span></text:p>
      <text:p text:style-name="P32">αποκλειστικότητα είτε σαν αρχεία εισόδου είτε σαν αρχεία εξόδου.<text:tab/></text:p>
      <text:p text:style-name="P32"/>
      <text:p text:style-name="P39"><text:span text:style-name="T27">Ο όρος</text:span><text:span text:style-name="T8"> αρχείο κατευθείαν πρόσβασης</text:span><text:span text:style-name="T27"> (dίrrect access file), χαρακτηρίζει ένα</text:span></text:p>
      <text:p text:style-name="P32">αρχείο, στο οποίο έχουμε τη δυνατότητα άμεσης πρόσβασης σ' ένα οποιδήποτε</text:p>
      <text:p text:style-name="P32">στοιχείο του , ονομάζεται και αρχείο τυχαίας πρόσβασης (random access f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14:21:33.260406504</meta:creation-date>
    <dc:date>2023-06-18T20:09:29.879333806</dc:date>
    <meta:editing-duration>PT13M52S</meta:editing-duration>
    <meta:editing-cycles>5</meta:editing-cycles>
    <meta:generator>LibreOffice/7.5.4.2$Linux_X86_64 LibreOffice_project/50$Build-2</meta:generator>
    <meta:document-statistic meta:table-count="0" meta:image-count="0" meta:object-count="0" meta:page-count="5" meta:paragraph-count="160" meta:word-count="1473" meta:character-count="9592" meta:non-whitespace-character-count="8206"/>
  </office:meta>
</office:document-meta>
</file>